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94B0D49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roman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fo:min-height="9.481cm" loext:decorative="false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3.387cm" loext:decorative="false"/>
      <style:paragraph-properties style:writing-mode="lr-tb"/>
    </style:style>
    <style:style style:name="pr8" style:family="presentation" style:parent-style-name="master-notes">
      <style:graphic-properties fo:min-height="7.677cm" loext:decorative="false"/>
      <style:paragraph-properties style:writing-mode="lr-tb"/>
    </style:style>
    <style:style style:name="pr9" style:family="presentation" style:parent-style-name="master-title">
      <style:graphic-properties fo:min-height="1.741cm" loext:decorative="false"/>
      <style:paragraph-properties style:writing-mode="lr-tb"/>
    </style:style>
    <style:style style:name="pr10" style:family="presentation" style:parent-style-name="master-outline1">
      <style:graphic-properties fo:min-height="14.15cm" loext:decorative="false"/>
      <style:paragraph-properties style:writing-mode="lr-tb"/>
    </style:style>
    <style:style style:name="pr11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3" style:family="presentation" style:parent-style-name="master-outline1">
      <style:graphic-properties loext:decorative="false"/>
      <style:paragraph-properties style:writing-mode="lr-tb"/>
    </style:style>
    <style:style style:name="pr14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4.576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.4cm" fo:margin-bottom="0.4cm"/>
    </style:style>
    <style:style style:name="P13" style:family="paragraph">
      <style:paragraph-properties fo:margin-top="0.2cm" fo:margin-bottom="0.5cm"/>
    </style:style>
    <style:style style:name="P14" style:family="paragraph">
      <style:paragraph-properties fo:margin-top="0cm" fo:margin-bottom="0.2cm"/>
    </style:style>
    <style:style style:name="P15" style:family="paragraph">
      <style:paragraph-properties fo:margin-top="0cm" fo:margin-bottom="0.2cm"/>
      <style:text-properties fo:font-size="14pt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1cm"/>
      <style:text-properties style:font-name="Liberation Sans" fo:font-size="14pt" style:font-size-asian="14pt" style:font-size-complex="14pt"/>
    </style:style>
    <style:style style:name="P17" style:family="paragraph">
      <style:paragraph-properties fo:margin-top="0.2cm" fo:margin-bottom="0.2cm"/>
    </style:style>
    <style:style style:name="P18" style:family="paragraph">
      <style:text-properties fo:color="#000000" loext:opacity="100%" style:font-name="Liberation Mono" fo:font-size="24pt" style:font-size-asian="24pt" style:font-size-complex="24pt"/>
    </style:style>
    <style:style style:name="P19" style:family="paragraph">
      <style:text-properties fo:font-size="14pt"/>
    </style:style>
    <style:style style:name="P20" style:family="paragraph">
      <loext:graphic-properties draw:fill="none"/>
      <style:paragraph-properties fo:text-align="start"/>
      <style:text-properties style:font-name="Liberation Mono1" fo:font-size="18pt"/>
    </style:style>
    <style:style style:name="P21" style:family="paragraph">
      <style:paragraph-properties fo:margin-top="0.5cm" fo:margin-bottom="0.41cm"/>
    </style:style>
    <style:style style:name="P22" style:family="paragraph">
      <style:text-properties fo:color="#000000" loext:opacity="100%" fo:font-size="18pt" style:font-size-asian="18pt" style:font-size-complex="18pt"/>
    </style:style>
    <style:style style:name="P23" style:family="paragraph">
      <style:paragraph-properties fo:margin-left="0cm" fo:margin-right="0cm" fo:margin-top="0cm" fo:margin-bottom="0.2cm" fo:text-indent="0cm"/>
      <style:text-properties fo:hyphenate="false" loext:hyphenation-no-caps="false"/>
    </style:style>
    <style:style style:name="P24" style:family="paragraph">
      <style:paragraph-properties fo:margin-top="0.8cm" fo:margin-bottom="0.41cm"/>
    </style:style>
    <style:style style:name="P25" style:family="paragraph">
      <style:paragraph-properties fo:margin-top="0.8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margin-left="0cm" fo:margin-right="0cm" fo:margin-top="0cm" fo:margin-bottom="0.2cm" fo:text-indent="-0.61cm"/>
    </style:style>
    <style:style style:name="P28" style:family="paragraph">
      <style:paragraph-properties fo:margin-top="0cm" fo:margin-bottom="0.406cm"/>
    </style:style>
    <style:style style:name="P29" style:family="paragraph">
      <loext:graphic-properties draw:fill-color="#ffffff"/>
    </style:style>
    <style:style style:name="P30" style:family="paragraph">
      <style:paragraph-properties fo:margin-top="0cm" fo:margin-bottom="0.3cm"/>
    </style:style>
    <style:style style:name="P31" style:family="paragraph">
      <style:text-properties fo:color="#000000" loext:opacity="100%" fo:font-size="26pt" style:font-size-asian="26pt" style:font-size-complex="26pt"/>
    </style:style>
    <style:style style:name="P32" style:family="paragraph">
      <loext:graphic-properties draw:fill-color="#999999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style:paragraph-properties fo:margin-left="0cm" fo:margin-right="0cm" fo:margin-top="0cm" fo:margin-bottom="0.2cm" fo:text-indent="-0.6cm"/>
    </style:style>
    <style:style style:name="P35" style:family="paragraph">
      <style:paragraph-properties fo:margin-left="0cm" fo:margin-right="0cm" fo:margin-top="0cm" fo:margin-bottom="0.1cm" fo:text-indent="0cm"/>
      <style:text-properties fo:hyphenate="false" loext:hyphenation-no-caps="false"/>
    </style:style>
    <style:style style:name="P36" style:family="paragraph">
      <style:paragraph-properties fo:margin-left="0.6cm" fo:margin-right="0cm" fo:margin-top="0cm" fo:margin-bottom="0.1cm" fo:text-indent="-0.6cm"/>
      <style:text-properties fo:hyphenate="false" loext:hyphenation-no-caps="false"/>
    </style:style>
    <style:style style:name="P37" style:family="paragraph">
      <style:paragraph-properties fo:margin-left="0.6cm" fo:margin-right="0cm" fo:margin-top="0cm" fo:margin-bottom="0.2cm" fo:text-indent="-0.6cm"/>
      <style:text-properties fo:hyphenate="false" loext:hyphenation-no-caps="false"/>
    </style:style>
    <style:style style:name="P38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" fo:font-size="14pt" style:font-size-asian="14pt" style:font-size-complex="14pt"/>
    </style:style>
    <style:style style:name="P39" style:family="paragraph">
      <style:paragraph-properties fo:margin-left="1.5cm" fo:margin-right="0cm" fo:margin-top="0cm" fo:margin-bottom="0.3cm" fo:text-indent="0cm"/>
    </style:style>
    <style:style style:name="P40" style:family="paragraph">
      <style:paragraph-properties fo:margin-left="0cm" fo:margin-right="0cm" fo:margin-top="0cm" fo:margin-bottom="0.2cm" fo:text-indent="0cm"/>
    </style:style>
    <style:style style:name="P41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style:font-size-asian="14pt" style:font-size-complex="14pt"/>
    </style:style>
    <style:style style:name="T1" style:family="text">
      <style:text-properties fo:color="#ffffff" loext:opacity="100%" style:font-name="Liberation Sans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style:use-window-font-color="true" loext:opacity="0%" fo:language="ru" fo:country="RU"/>
    </style:style>
    <style:style style:name="T14" style:family="text">
      <style:text-properties fo:font-size="14pt"/>
    </style:style>
    <style:style style:name="T15" style:family="text">
      <style:text-properties fo:color="#000000" loext:opacity="100%" fo:font-size="14pt" style:text-underline-style="solid" style:text-underline-width="auto" style:text-underline-color="font-color"/>
    </style:style>
    <style:style style:name="T16" style:family="text">
      <style:text-properties fo:font-size="20pt" fo:language="ru" fo:country="RU" style:font-size-asian="20pt" style:font-size-complex="20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1" fo:font-size="18pt"/>
    </style:style>
    <style:style style:name="T22" style:family="text">
      <style:text-properties fo:font-size="26pt" fo:language="ru" fo:country="RU" style:font-size-asian="26pt" style:font-size-complex="26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color="#000000" loext:opacity="100%" style:text-underline-style="solid" style:text-underline-width="auto" style:text-underline-color="font-color"/>
    </style:style>
    <style:style style:name="T26" style:family="text">
      <style:text-properties fo:language="ru" fo:country="RU" fo:font-style="normal" style:font-style-asian="normal" style:font-style-complex="normal"/>
    </style:style>
    <style:style style:name="T27" style:family="text">
      <style:text-properties fo:font-size="20pt" fo:language="ru" fo:country="RU" fo:font-style="normal" style:font-size-asian="20pt" style:font-style-asian="normal" style:font-size-complex="20pt" style:font-style-complex="normal"/>
    </style:style>
    <style:style style:name="T28" style:family="text">
      <style:text-properties fo:color="#000000" loext:opacity="100%" fo:font-size="22pt" fo:language="ru" fo:country="RU" style:font-size-asian="22pt" style:font-size-complex="22pt"/>
    </style:style>
    <style:style style:name="T29" style:family="text">
      <style:text-properties fo:font-variant="normal" fo:text-transform="none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fo:font-size="26pt" fo:language="ru" fo:country="RU" style:font-size-asian="26pt" style:font-size-complex="26pt"/>
    </style:style>
    <style:style style:name="T32" style:family="text">
      <style:text-properties fo:color="#000000" loext:opacity="100%" fo:font-size="6pt" fo:language="ru" fo:country="RU" style:font-size-asian="6pt" style:font-size-complex="6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color="#000000" loext:opacity="100%" style:font-name="Liberation Sans1" fo:font-size="14pt" fo:language="ru" fo:country="RU" fo:font-style="normal" style:font-name-asian="Liberation Serif1" style:font-size-asian="14pt" style:font-style-asian="normal" style:font-name-complex="Liberation Serif1" style:font-size-complex="14pt" style:font-style-complex="normal"/>
    </style:style>
    <style:style style:name="T35" style:family="text">
      <style:text-properties fo:color="#000000" loext:opacity="100%" style:font-name="Liberation Mono" fo:font-size="12pt" fo:language="ru" fo:country="RU" fo:font-style="normal" style:font-name-asian="Liberation Serif1" style:font-size-asian="12pt" style:font-style-asian="normal" style:font-name-complex="Liberation Serif1" style:font-size-complex="12pt" style:font-style-complex="normal"/>
    </style:style>
    <style:style style:name="T36" style:family="text">
      <style:text-properties fo:color="#000000" loext:opacity="100%" fo:font-size="26pt" fo:language="ru" fo:country="RU" fo:font-style="normal" style:font-size-asian="26pt" style:font-style-asian="normal" style:font-size-complex="26pt" style:font-style-complex="normal"/>
    </style:style>
    <style:style style:name="T37" style:family="text">
      <style:text-properties style:font-name="Liberation Sans" fo:font-size="14pt" fo:language="ru" fo:country="RU" style:font-size-asian="14pt" style:font-size-complex="14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font-name="Liberation Sans" fo:font-size="14pt" fo:language="ru" fo:country="RU" fo:font-style="normal" style:font-name-asian="Liberation Serif1" style:font-size-asian="14pt" style:font-style-asian="normal" style:font-name-complex="Liberation Serif1" style:font-size-complex="14pt" style:font-style-complex="normal"/>
    </style:style>
    <style:style style:name="T40" style:family="text">
      <style:text-properties fo:color="#000000" loext:opacity="100%" style:font-name="Liberation Mono" fo:font-size="14pt" fo:language="ru" fo:country="RU" fo:font-style="normal" style:font-name-asian="Liberation Serif1" style:font-size-asian="14pt" style:font-style-asian="normal" style:font-name-complex="Liberation Serif1" style:font-size-complex="14pt" style:font-style-complex="normal"/>
    </style:style>
    <style:style style:name="T41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L/pgSQL</text:span><text:span text:style-name="T2"><text:line-break/></text:span><text:span text:style-name="T2">Обзор и конструкции язык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История PL/pgSQL</text:span></text:p>
              </text:list-item>
              <text:list-item>
                <text:p text:style-name="P8"><text:span text:style-name="T11">Структура блока, объявление переменных</text:span></text:p>
              </text:list-item>
              <text:list-item>
                <text:p text:style-name="P8"><text:span text:style-name="T11">Анонимные блоки</text:span></text:p>
              </text:list-item>
              <text:list-item>
                <text:p text:style-name="P8"><text:span text:style-name="T11">Подпрограммы на языке PL/pgSQL</text:span></text:p>
              </text:list-item>
              <text:list-item>
                <text:p text:style-name="P8"><text:span text:style-name="T11">Условные операторы и циклы</text:span></text:p>
              </text:list-item>
              <text:list-item>
                <text:p text:style-name="P8"><text:span text:style-name="T11">Вычисление выраж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История PL/pgSQL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0">Появился в версии 6.4 в 1998 году</text:span></text:p>
                <text:list>
                  <text:list-item>
                    <text:p text:style-name="P13"><text:span text:style-name="T10">устанавливается по умолчанию с версии 9.0</text:span></text:p>
                  </text:list-item>
                </text:list>
              </text:list-item>
              <text:list-item>
                <text:p text:style-name="P12"><text:span text:style-name="T10">Цели создания</text:span></text:p>
                <text:list>
                  <text:list-item>
                    <text:p><text:span text:style-name="T10">простой язык для написания пользовательских функций и триггеров</text:span></text:p>
                  </text:list-item>
                  <text:list-item>
                    <text:p><text:span text:style-name="T10">добавить управляющие структуры к языку SQL</text:span></text:p>
                  </text:list-item>
                  <text:list-item>
                    <text:p text:style-name="P13"><text:span text:style-name="T13">сохранить возможность использования любых пользовательских типов,</text:span><text:span text:style-name="T13"><text:line-break/></text:span><text:span text:style-name="T13">функций и</text:span><text:span text:style-name="T10"> операторов</text:span></text:p>
                  </text:list-item>
                </text:list>
              </text:list-item>
              <text:list-item>
                <text:p text:style-name="P12"><text:span text:style-name="T10">Родословная: Oracle PL/SQL, Ад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13cm" svg:height="9.481cm" svg:x="2.1cm" svg:y="14.207cm" presentation:class="notes" presentation:user-transformed="true">
            <draw:text-box>
              <text:p text:style-name="P14"><text:span text:style-name="T14">PL/pgSQL — один из первых процедурных языков в PostgreSQL.</text:span><text:span text:style-name="T14"><text:line-break/></text:span><text:span text:style-name="T14">Он впервые появился в 1998 году в версии 6.4, а с версии 9.0 стал устанавливаться по умолчанию при создании базы данных.</text:span></text:p>
              <text:p text:style-name="P14"><text:span text:style-name="T14">PL/pgSQL дополняет SQL, предоставляя такие возможности процедурных языков, как использование переменных и курсоров, условные операторы, циклы, обработка ошибок и т. д.</text:span></text:p>
              <text:p text:style-name="P14"><text:span text:style-name="T14">PL/pgSQL проектировался на основе языка Oracle PL/SQL, а тот,</text:span><text:span text:style-name="T14"><text:line-break/></text:span><text:span text:style-name="T14">в свою очередь, был создан на основе подмножества языка Ада.</text:span><text:span text:style-name="T14"><text:line-break/></text:span><text:span text:style-name="T14">Эта ветвь происходит от таких языков, как Алгол и Паскаль. Большинство современных языков программирования принадлежат другой ветви — ветви Си-подобных языков, поэтому PL/pgSQL может показаться непривычным, избыточно многословным (характерное отличие — использование ключевых слов BEGIN и END вместо фигурных скобок). Впрочем, этот синтаксис отлично сочетается</text:span><text:span text:style-name="T14"><text:line-break/></text:span><text:span text:style-name="T14">с синтаксисом SQL.</text:span></text:p>
              <text:p text:style-name="P14"><text:span text:style-name="T15"><text:a xlink:href="https://postgrespro.ru/docs/postgresql/16/plpgsql-overview" xlink:type="simple">https://postgrespro.ru/docs/postgresql/16/plpgsql-overview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Структура блока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0">Метка блока</text:span></text:p>
              </text:list-item>
              <text:list-item>
                <text:p text:style-name="P12"><text:span text:style-name="T10">Объявления переменных</text:span></text:p>
                <text:list>
                  <text:list-item>
                    <text:p><text:span text:style-name="T10">область действия — блок</text:span></text:p>
                  </text:list-item>
                  <text:list-item>
                    <text:p><text:span text:style-name="T10">область видимости может перекрываться вложенными блоками,</text:span><text:span text:style-name="T10"><text:line-break/></text:span><text:span text:style-name="T10">но можно использовать метку блока</text:span></text:p>
                  </text:list-item>
                  <text:list-item>
                    <text:p text:style-name="P13"><text:span text:style-name="T10">любые типы SQL, ссылки на типы объектов (</text:span><text:span text:style-name="T16">%TYPE</text:span><text:span text:style-name="T10">)</text:span></text:p>
                  </text:list-item>
                </text:list>
              </text:list-item>
              <text:list-item>
                <text:p><text:span text:style-name="T10">Операторы</text:span></text:p>
                <text:list>
                  <text:list-item>
                    <text:p><text:span text:style-name="T10">управляющие конструкции</text:span></text:p>
                  </text:list-item>
                  <text:list-item>
                    <text:p text:style-name="P13"><text:span text:style-name="T10">операторы SQL, кроме служебных</text:span></text:p>
                  </text:list-item>
                </text:list>
              </text:list-item>
              <text:list-item>
                <text:p><text:span text:style-name="T10">Обработка исключительных ситуац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13cm" svg:height="13.387cm" svg:x="2.1cm" svg:y="14.207cm" presentation:class="notes" presentation:user-transformed="true">
            <draw:text-box>
              <text:p><text:span text:style-name="T17">Операторы языка PL/pgSQL объединяются в блоки. В структуре блока можно выделить:</text:span></text:p>
              <text:list text:style-name="L4">
                <text:list-item>
                  <text:p><text:span text:style-name="T17">Необязательную метку, которую можно использовать для устранения неоднозначности в именовании.</text:span></text:p>
                </text:list-item>
                <text:list-item>
                  <text:p><text:span text:style-name="T17">Необязательную секцию, предназначенную для </text:span><text:span text:style-name="T18">объявления</text:span><text:span text:style-name="T17"> локальных переменных и курсоров. </text:span><text:span text:style-name="T19">В качестве типа можно указать любой тип, определенный в SQL. Можно также сослаться на тип столбца таблицы с помощью конструкции %TYPE.</text:span></text:p>
                </text:list-item>
                <text:list-item>
                  <text:p><text:span text:style-name="T17">Основную секцию исполнения, в которой располагаются </text:span><text:span text:style-name="T18">операторы</text:span><text:span text:style-name="T17">.</text:span></text:p>
                </text:list-item>
                <text:list-item>
                  <text:p><text:span text:style-name="T17">Необязательную секцию </text:span><text:span text:style-name="T18">обработки исключительных ситуаций.</text:span></text:p>
                </text:list-item>
              </text:list>
              <text:p><text:span text:style-name="T17">В качестве операторов можно использовать как команды PL/pgSQL,</text:span><text:span text:style-name="T17"><text:line-break/></text:span><text:span text:style-name="T17">так и </text:span><text:span text:style-name="T19">большинство команд SQL, то есть этих два языка </text:span><text:span text:style-name="T17">интегрированы практически бесшовно. </text:span><text:span text:style-name="T19">Нельзя использовать служебные команды SQL, такие, как VACUUM. А команды управления транзакциями (например, COMMIT, ROLLBACK) допускаются только в процедурах.</text:span></text:p>
              <text:p><text:span text:style-name="T19">В качестве оператора может выступать и другой (вложенный) PL/pgSQL-блок.</text:span></text:p>
              <text:p><text:span text:style-name="T20"><text:a xlink:href="https://postgrespro.ru/docs/postgresql/16/plpgsql-structure" xlink:type="simple">https://postgrespro.ru/docs/postgresql/16/plpgsql-structure</text:a></text:span></text:p>
              <text:p><text:span text:style-name="T20"><text:a xlink:href="https://postgrespro.ru/docs/postgresql/16/plpgsql-declarations#PLPGSQL-DECLARATION-TYPE" xlink:type="simple">https://postgrespro.ru/docs/postgresql/16/plpgsql-declarations#PLPGSQL-DECLARATION-TYPE</text:a></text:span></text:p>
              <text:p><text:span text:style-name="T17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Анонимные блоки</text:span></text:p>
          </draw:text-box>
        </draw:frame>
        <draw:frame presentation:style-name="pr4" draw:text-style-name="P1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0">Разовое выполнение процедурного кода</text:span></text:p>
                <text:list>
                  <text:list-item>
                    <text:p text:style-name="P17"><text:span text:style-name="T10">без создания хранимой подпрограммы</text:span></text:p>
                  </text:list-item>
                  <text:list-item>
                    <text:p text:style-name="P17"><text:span text:style-name="T10">без возможности передать параметры</text:span></text:p>
                  </text:list-item>
                  <text:list-item>
                    <text:p text:style-name="P13"><text:span text:style-name="T10">без возможности вернуть значение</text:span></text:p>
                  </text:list-item>
                </text:list>
              </text:list-item>
              <text:list-item>
                <text:p text:style-name="P12"><text:span text:style-name="T10">Оператор DO языка SQ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9" draw:layer="layout" svg:width="16.713cm" svg:height="7.677cm" svg:x="2.1cm" svg:y="14.207cm" presentation:class="notes" presentation:user-transformed="true">
            <draw:text-box>
              <text:p><text:span text:style-name="T14">Для использования PL/pgSQL не обязательно создавать подпрограммы. Код на PL/pgSQL можно оформить и выполнить как анонимный блок, при помощи SQL-команды DO.</text:span></text:p>
              <text:p><text:span text:style-name="T14">Эту команду можно использовать с разными серверными языками,</text:span><text:span text:style-name="T14"><text:line-break/></text:span><text:span text:style-name="T14">но если язык не указать явно, то будет использоваться PL/pgSQL.</text:span></text:p>
              <text:p><text:span text:style-name="T14">Код анонимного блока не сохраняется на сервере. Также нет возможности передать в анонимный блок параметры или вернуть</text:span><text:span text:style-name="T14"><text:line-break/></text:span><text:span text:style-name="T14">из него значение. Хотя косвенно это можно сделать, например, через таблицы.</text:span></text:p>
              <text:p><text:span text:style-name="T15"><text:a xlink:href="https://postgrespro.ru/docs/postgresql/16/sql-do" xlink:type="simple">https://postgrespro.ru/docs/postgresql/16/sql-do</text:a>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одпрограммы PL/pgSQL</text:span></text:p>
          </draw:text-box>
        </draw:frame>
        <draw:frame presentation:style-name="pr4" draw:text-style-name="P2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Заголовок подпрограммы не зависит от языка</text:span></text:p>
                <text:list>
                  <text:list-item>
                    <text:p><text:span text:style-name="T10">имя, входные и выходные параметры</text:span></text:p>
                  </text:list-item>
                  <text:list-item>
                    <text:p text:style-name="P13"><text:span text:style-name="T10">для функций: возвращаемое значение, категория изменчивости</text:span></text:p>
                  </text:list-item>
                </text:list>
              </text:list-item>
              <text:list-item>
                <text:p text:style-name="P21"><text:span text:style-name="T10">Указание </text:span><text:span text:style-name="T22">LANGUAGE</text:span><text:span text:style-name="T10"> plpgsql</text:span></text:p>
              </text:list-item>
              <text:list-item>
                <text:p text:style-name="P12"><text:span text:style-name="T10">Возврат значений</text:span></text:p>
                <text:list>
                  <text:list-item>
                    <text:p><text:span text:style-name="T10">оператор RETURN</text:span></text:p>
                  </text:list-item>
                  <text:list-item>
                    <text:p><text:span text:style-name="T10">присвоение значений выходным (INOUT, OUT) параметра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4"><text:span text:style-name="T17">Мы уже познакомились с хранимыми функциями и процедурами</text:span><text:span text:style-name="T17"><text:line-break/></text:span><text:span text:style-name="T17">на примере языка SQL. Большинство рассмотренных вопросов, связанных с созданием и управлением подпрограммами, относится</text:span><text:span text:style-name="T17"><text:line-break/></text:span><text:span text:style-name="T17">и к подпрограммам на PL/pgSQL:</text:span></text:p>
              <text:list text:style-name="L5">
                <text:list-item>
                  <text:p text:style-name="P23"><text:span text:style-name="T17">создание, изменение, удаление подпрограмм;</text:span></text:p>
                </text:list-item>
                <text:list-item>
                  <text:p text:style-name="P23"><text:span text:style-name="T17">расположение в системном каталоге (pg_proc);</text:span></text:p>
                </text:list-item>
                <text:list-item>
                  <text:p text:style-name="P23"><text:span text:style-name="T17">параметры;</text:span></text:p>
                </text:list-item>
                <text:list-item>
                  <text:p text:style-name="P23"><text:span text:style-name="T17">возвращаемое значение и категории изменчивости (для функций);</text:span></text:p>
                </text:list-item>
                <text:list-item>
                  <text:p text:style-name="P23"><text:span text:style-name="T17">перегрузка и полиморфизм;</text:span></text:p>
                </text:list-item>
                <text:list-item>
                  <text:p text:style-name="P23"><text:span text:style-name="T17">и т. д.</text:span></text:p>
                </text:list-item>
              </text:list>
              <text:p text:style-name="P14"><text:span text:style-name="T17">Если в SQL подпрограмма возвращала значение, выданное последним SQL-оператором, то в подпрограммах на PL/pgSQL требуется либо </text:span><text:span text:style-name="T19">присваивать возвращаемые значения формальным INOUT- и OUT-параметрам, либо (для функций)</text:span><text:span text:style-name="T17"> использовать специальный оператор RETURN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Условные операторы</text:span></text:p>
          </draw:text-box>
        </draw:frame>
        <draw:frame presentation:style-name="pr4" draw:text-style-name="P2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IF</text:span></text:p>
                <text:list>
                  <text:list-item>
                    <text:p><text:span text:style-name="T10">стандартный условный оператор</text:span></text:p>
                  </text:list-item>
                </text:list>
              </text:list-item>
              <text:list-item>
                <text:p text:style-name="P21"><text:span text:style-name="T10">CASE</text:span></text:p>
                <text:list>
                  <text:list-item>
                    <text:p><text:span text:style-name="T10">похож на CASE языка SQL, но не возвращает значение</text:span></text:p>
                  </text:list-item>
                </text:list>
              </text:list-item>
              <text:list-item>
                <text:p text:style-name="P24"><text:span text:style-name="T10">Внимание: трехзначная логика</text:span></text:p>
                <text:list>
                  <text:list-item>
                    <text:p><text:span text:style-name="T10">условие должно быть истинно; false и NULL не подходя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4"><text:span text:style-name="T17">PL/pgSQL предлагает два условных оператора: IF и CASE.</text:span></text:p>
              <text:p text:style-name="P14"><text:span text:style-name="T17">Первый — совершенно стандартный оператор, имеющийся во всех языках.</text:span></text:p>
              <text:p text:style-name="P14"><text:span text:style-name="T17">Второй похож на конструкцию CASE в языке SQL, но это именно оператор, он не возвращает значение. Это некий аналог оператора switch в C или Java.</text:span></text:p>
              <text:p text:style-name="P14">Важно всегда помнить о том, что логические выражения в SQL<text:line-break/>(и, следовательно, в PL/pgSQL) могут принимать <text:span text:style-name="T23">три</text:span> значения:<text:line-break/>true, false и NULL. <text:span text:style-name="T24">Условие </text:span>срабатывает, только когда оно истинно, <text:line-break/>и не срабатывает, когда ложно <text:span text:style-name="T23">или не определено</text:span>. Это одинаково верно и для условий WHERE в SQL, и для условных операторов PL/pgSQL.</text:p>
              <text:p text:style-name="P14"><text:span text:style-name="T25"><text:a xlink:href="https://postgrespro.ru/docs/postgresql/16/plpgsql-control-structures#PLPGSQL-CONDITIONALS" xlink:type="simple">https://postgrespro.ru/docs/postgresql/16/plpgsql-control-structures#PLPGSQL-CONDITIONALS</text:a></text:span></text:p>
              <text:p text:style-name="P14"/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Цикл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0">Цикл </text:span><text:span text:style-name="T22">FOR</text:span><text:span text:style-name="T10"> по диапазону чисел</text:span></text:p>
                <text:p text:style-name="P12"><text:span text:style-name="T10">Цикл </text:span><text:span text:style-name="T22">WHILE</text:span><text:span text:style-name="T10"> с предусловием</text:span></text:p>
              </text:list-item>
              <text:list-item>
                <text:p text:style-name="P12"><text:span text:style-name="T10">Бесконечный цикл</text:span></text:p>
              </text:list-item>
              <text:list-item>
                <text:p text:style-name="P25"><text:span text:style-name="T10">Цикл может иметь метку, как блок</text:span></text:p>
              </text:list-item>
              <text:list-item>
                <text:p text:style-name="P12"><text:span text:style-name="T10">Управление</text:span></text:p>
                <text:list>
                  <text:list-item>
                    <text:p text:style-name="P17"><text:span text:style-name="T26">выход из цикла (</text:span><text:span text:style-name="T27">EXIT</text:span><text:span text:style-name="T26">)</text:span></text:p>
                  </text:list-item>
                  <text:list-item>
                    <text:p text:style-name="P17"><text:span text:style-name="T26">переход на новую итерацию (</text:span><text:span text:style-name="T27">CONTINUE</text:span><text:span text:style-name="T2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><text:span text:style-name="T14">Для повторного выполнения набора операторов PL/pgSQL предлагает несколько видов циклов:</text:span></text:p>
              <text:list text:style-name="L1">
                <text:list-item>
                  <text:p><text:span text:style-name="T14">цикл FOR по диапазону целых чисел;</text:span></text:p>
                </text:list-item>
                <text:list-item>
                  <text:p><text:span text:style-name="T14">цикл WHILE с предусловием;</text:span></text:p>
                </text:list-item>
                <text:list-item>
                  <text:p><text:span text:style-name="T14">бесконечный цикл.</text:span></text:p>
                </text:list-item>
              </text:list>
              <text:p><text:span text:style-name="T14">Цикл представляет собой разновидность блока и может иметь собственную метку.</text:span></text:p>
              <text:p><text:span text:style-name="T14">Выполнением цикла можно дополнительно управлять, инициируя переход на новую итерацию или выход из цикла.</text:span></text:p>
              <text:p><text:span text:style-name="T15"><text:a xlink:href="https://postgrespro.ru/docs/postgresql/16/plpgsql-control-structures#PLPGSQL-CONTROL-STRUCTURES-LOOPS" xlink:type="simple">https://postgrespro.ru/docs/postgresql/16/plpgsql-control-structures#PLPGSQL-CONTROL-STRUCTURES-LOOPS</text:a></text:span></text:p>
              <text:p><text:span text:style-name="T14"/></text:p>
              <text:p><text:span text:style-name="T14">Цикл FOR может работать не только по диапазону чисел, но и по результатам выполнения запроса и по массивам. Эти варианты цикла FOR будут рассмотрены в следующих темах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Вычисление выражений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Любое выражение вычисляется в контексте SQL</text:span></text:p>
                <text:list>
                  <text:list-item>
                    <text:p text:style-name="P14"><text:span text:style-name="T28">выражение автоматически преобразуется в запрос</text:span></text:p>
                  </text:list-item>
                  <text:list-item>
                    <text:p text:style-name="P14"><text:span text:style-name="T28">запрос подготавливается</text:span></text:p>
                  </text:list-item>
                  <text:list-item>
                    <text:p text:style-name="P26"><text:span text:style-name="T28">переменные PL/pgSQL подставляются как параметры</text:span></text:p>
                  </text:list-item>
                </text:list>
              </text:list-item>
              <text:list-item>
                <text:p text:style-name="P8"><text:span text:style-name="T11">Особенности</text:span></text:p>
                <text:list>
                  <text:list-item>
                    <text:p text:style-name="P14"><text:span text:style-name="T28">можно использовать все возможности SQL, включая подзапросы</text:span></text:p>
                  </text:list-item>
                  <text:list-item>
                    <text:p text:style-name="P14"><text:span text:style-name="T28">невысокая скорость выполнения,</text:span><text:span text:style-name="T28"><text:line-break/></text:span><text:span text:style-name="T28">хотя разобранный запрос (и, возможно, план запроса) кешируются</text:span></text:p>
                  </text:list-item>
                  <text:list-item>
                    <text:p text:style-name="P26"><text:span text:style-name="T28">неоднозначности при разрешении имен требуют внима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27"><text:span text:style-name="T17">Выражения, встречающиеся в PL/pgSQL-коде, вычисляются с помощью SQL-запросов к базе данных. Интерпретатор сам строит нужный запрос, формируя оператор вида SELECT &lt;expr&gt; и заменяя переменные PL/pgSQL на параметры, затем подготавливает его</text:span><text:span text:style-name="T17"><text:line-break/></text:span><text:span text:style-name="T17">(при этом разобранный запрос кешируется, как это обычно и происходит с подготовленными операторами), после чего планирует</text:span><text:span text:style-name="T17"><text:line-break/></text:span><text:span text:style-name="T17">и выполняет.</text:span></text:p>
              <text:p text:style-name="P27"><text:span text:style-name="T17">С одной стороны, такой подход не способствует скорости работы PL/pgSQL, зато обеспечивает теснейшую интеграцию с SQL. Фактически, в выражениях можно использовать любые возможности SQL без ограничений, включая вызов встроенных и пользовательских функций, выполнение подзапросов и т. п.</text:span></text:p>
              <text:p text:style-name="P27"><text:span text:style-name="T17">Начиная с версии PostgreSQL 14 оптимизировано выполнение простых выражений (как минимум не содержащих обращений к таблицам) — такие выражения обрабатываются синтаксическим анализатором сервера напрямую, без обращений к планировщику.</text:span></text:p>
              <text:p text:style-name="P27"><text:span text:style-name="T20"><text:a xlink:href="https://postgrespro.ru/docs/postgresql/16/plpgsql-expressions" xlink:type="simple">https://postgrespro.ru/docs/postgresql/16/plpgsql-expressions</text:a></text:span></text:p>
              <text:p text:style-name="P27"><text:span text:style-name="T17"/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<text:s text:c="11"/></text:span><text:span text:style-name="T21">$ psql</text:span></text:p>
            <text:p text:style-name="P1"><text:span text:style-name="T21"><text:s text:c="11"/></text:span><text:span text:style-name="T2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header>
                <text:p text:style-name="P8"><text:span text:style-name="T29">PL/pgSQL — доступный по умолчанию, интегрированный</text:span><text:span text:style-name="T29"><text:line-break/></text:span><text:span text:style-name="T29">с SQL, удобный и простой в использовании язык</text:span></text:p>
              </text:list-header>
              <text:list-item>
                <text:p text:style-name="P8"><text:span text:style-name="T30">Управление подпрограммами на PL/pgSQL не отличается</text:span><text:span text:style-name="T30"><text:line-break/></text:span><text:span text:style-name="T30">от работы с подпрограммами на других языках</text:span></text:p>
              </text:list-item>
              <text:list-item>
                <text:p text:style-name="P28"><text:span text:style-name="T30">DO — команда SQL для выполнения анонимного блока</text:span></text:p>
              </text:list-item>
              <text:list-item>
                <text:p text:style-name="P8"><text:span text:style-name="T30">Переменные PL/pgSQL могут использовать любые</text:span><text:span text:style-name="T30"><text:line-break/></text:span><text:span text:style-name="T30">типы SQL</text:span></text:p>
              </text:list-item>
              <text:list-item>
                <text:p><text:span text:style-name="T10">Язык поддерживает обычные управляющие конструкции, такие как условные операторы и цикл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3" draw:text-style-name="P31" draw:layer="layout" svg:width="25.6cm" svg:height="14.4cm" svg:x="1.2cm" svg:y="4.8cm" presentation:class="outline">
          <draw:text-box>
            <text:list text:style-name="L6">
              <text:list-item>
                <text:p text:style-name="P30"><text:span text:style-name="T31">Измените функцию book_name так, чтобы длина возвращаемого значения не превышала 45 символов.</text:span><text:span text:style-name="T31"><text:line-break/></text:span><text:span text:style-name="T31">Если название книги при этом обрезается, оно должно завершаться на троеточие.</text:span><text:span text:style-name="T31"><text:line-break/></text:span><text:span text:style-name="T32"> </text:span><text:span text:style-name="T31"><text:line-break/></text:span><text:span text:style-name="T31">Проверьте реализацию в SQL и в приложении;</text:span><text:span text:style-name="T31"><text:line-break/></text:span><text:span text:style-name="T31">при необходимости добавьте книг с длинными названиями.</text:span></text:p>
              </text:list-item>
              <text:list-item>
                <text:p text:style-name="P30"><text:span text:style-name="T31">Снова измените функцию book_name так, чтобы избыточно длинное название обрезалось по границе целого слова (укорачивание по словам).</text:span><text:span text:style-name="T31"><text:line-break/></text:span><text:span text:style-name="T32"> </text:span><text:span text:style-name="T31"><text:line-break/></text:span><text:span text:style-name="T31">Проверьте реализацию.</text:span></text:p>
              </text:list-item>
            </text:list>
          </draw:text-box>
        </draw:frame>
        <draw:g draw:name="book" draw:style-name="gr4">
          <draw:custom-shape draw:style-name="gr5" draw:text-style-name="P32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33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33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32" draw:layer="layout" svg:width="1.309cm" svg:height="0.703cm" draw:transform="rotate (1.5707963267949) translate (9.679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33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3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33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33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4" draw:text-style-name="P38" draw:layer="layout" svg:width="16.799cm" svg:height="15.121cm" svg:x="2.1cm" svg:y="14.107cm" presentation:class="notes" presentation:user-transformed="true">
            <draw:text-box>
              <text:p text:style-name="P34"><text:span text:style-name="T33">1. </text:span><text:span text:style-name="T34">Например:</text:span></text:p>
              <text:p text:style-name="P34"><text:span text:style-name="T35">Путешествия в некоторые удалённые страны мира в четырёх частях: сочинение Лемюэля Гулливера, сначала хирурга, а затем капитана нескольких кораблей →</text:span></text:p>
              <text:p text:style-name="P34"><text:span text:style-name="T35">→ </text:span><text:span text:style-name="T35">Путешествия в некоторые удалённые страны м...</text:span></text:p>
              <text:p text:style-name="P34"><text:span text:style-name="T34">Вот некоторые случаи, которые имеет смысл проверить:</text:span></text:p>
              <text:list text:style-name="L7">
                <text:list-item>
                  <text:p text:style-name="P35"><text:span text:style-name="T34">длина названия меньше 45 символов (не должно измениться);</text:span></text:p>
                </text:list-item>
                <text:list-item>
                  <text:p text:style-name="P35"><text:span text:style-name="T34">длина названия ровно 45 символов (не должно измениться);</text:span></text:p>
                </text:list-item>
                <text:list-item>
                  <text:p text:style-name="P23"><text:span text:style-name="T34">длина названия 46 символов (от названия должны быть отрезаны</text:span><text:span text:style-name="T34"><text:line-break/></text:span><text:span text:style-name="T34">4 символа, т. к. добавятся еще три точки).</text:span></text:p>
                </text:list-item>
              </text:list>
              <text:p text:style-name="P34"><text:span text:style-name="T34">Лучше всего написать и отладить отдельную функцию укорачивания, которую затем использовать в book_name. Это полезно и по другим соображениям:</text:span></text:p>
              <text:list text:continue-numbering="true" text:style-name="L7">
                <text:list-item>
                  <text:p text:style-name="P36"><text:span text:style-name="T34">такая функция может пригодиться где-то еще;</text:span></text:p>
                </text:list-item>
                <text:list-item>
                  <text:p text:style-name="P37"><text:span text:style-name="T34">каждая функция будет выполнять ровно одну задачу.</text:span></text:p>
                </text:list-item>
              </text:list>
              <text:p text:style-name="P34"><text:span text:style-name="T33"/></text:p>
              <text:p text:style-name="P34"><text:span text:style-name="T33">2. </text:span><text:span text:style-name="T34">Например:</text:span></text:p>
              <text:p text:style-name="P34"><text:span text:style-name="T35">Путешествия в некоторые удалённые страны мира в четырёх частях: сочинение Лемюэля Гулливера, сначала хирурга, а затем капитана нескольких кораблей →</text:span></text:p>
              <text:p text:style-name="P34"><text:span text:style-name="T35">→ </text:span><text:span text:style-name="T35">Путешествия в некоторые удалённые страны...</text:span></text:p>
              <text:p text:style-name="P34"><text:span text:style-name="T34">Как поведет себя ваша реализация, если название состоит из одного длинного слова без пробелов?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37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3" draw:text-style-name="P31" draw:layer="layout" svg:width="25.6cm" svg:height="14.4cm" svg:x="1.2cm" svg:y="4.8cm" presentation:class="outline" presentation:user-transformed="true">
          <draw:text-box>
            <text:list text:style-name="L6">
              <text:list-item>
                <text:p text:style-name="P30"><text:span text:style-name="T36">Напишите PL/pgSQL-функцию, которая возвращает строку заданной длины из случайных символов.</text:span></text:p>
              </text:list-item>
            </text:list>
            <text:list text:style-name="L8">
              <text:list-item>
                <text:p text:style-name="P30"><text:span text:style-name="T36">Задача про игру в «наперстки».</text:span></text:p>
              </text:list-item>
            </text:list>
            <text:p text:style-name="P39"><text:span text:style-name="T36">В одном из трех наперстков спрятан выигрыш.</text:span><text:span text:style-name="T36"><text:line-break/></text:span><text:span text:style-name="T36">Игрок выбирает один из этих трех. Ведущий убирает один</text:span><text:span text:style-name="T36"><text:line-break/></text:span><text:span text:style-name="T36">из двух оставшихся наперстков (обязательно пустой) и дает игроку возможность поменять решение, то есть </text:span><text:span text:style-name="T22">выбрать второй из двух оставшихся.</text:span></text:p>
            <text:p text:style-name="P39"><text:span text:style-name="T22">Есть ли смысл игроку менять выбор или нет смысла менять первоначальный вариант?</text:span></text:p>
            <text:list text:style-name="L3">
              <text:list-item>
                <text:list>
                  <text:list-item>
                    <text:p><text:span text:style-name="T22">Задание: используя PL/pgSQL, посчитайте вероятность выигрыша и для начального выбора, и для измененного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5" draw:text-style-name="P41" draw:layer="layout" svg:width="16.799cm" svg:height="14.576cm" svg:x="2.1cm" svg:y="14.107cm" presentation:class="notes" presentation:user-transformed="true">
            <draw:text-box>
              <text:p text:style-name="P40"><text:span text:style-name="T37">Предварительно можно создать функцию rnd_integer, которая возвращает случайное целое число в заданном диапазоне. Функция будет полезна для решения обоих заданий.</text:span></text:p>
              <text:p text:style-name="P40"><text:span text:style-name="T6">Например: </text:span><text:span text:style-name="T35">rnd_integer(30, 1000) → 616</text:span></text:p>
              <text:p text:style-name="P40"><text:span text:style-name="T6">1. Помимо длины строки на вход функции можно подавать список допустимых символов. По умолчанию, это могут быть все символы алфавита, числа и некоторые знаки. Для определения случайных символов из списка можно использовать функцию rnd_integer. Объявление функции может быть таким:</text:span></text:p>
              <text:p><text:span text:style-name="T35">CREATE FUNCTION rnd_text(</text:span><text:span text:style-name="T35"><text:line-break/></text:span><text:span text:style-name="T35"> <text:s text:c="2"/>len int,</text:span><text:span text:style-name="T35"><text:line-break/></text:span><text:span text:style-name="T35"> <text:s text:c="2"/>list_of_chars text DEFAULT '</text:span><text:span text:style-name="T38">АБВГДЕЁЖЗИЙКЛМНОПРСТУФХЦЧШЩЪЫЬЭЮЯабвгдеёжзийклмнопрстуфхцчшщъыьэюяABCDEFGHIJKLMNOPQRSTUVWXYZabcdefghijklmnopqrstuvwxyz_0123456789</text:span><text:span text:style-name="T35">'</text:span><text:span text:style-name="T35"><text:line-break/></text:span><text:span text:style-name="T35">) RETURNS text AS ...</text:span></text:p>
              <text:p text:style-name="P40"><text:span text:style-name="T39">Пример вызова:</text:span><text:span text:style-name="T40"> </text:span><text:span text:style-name="T35">rnd_text(10) → 'ЛжdфbЁ_OОJ'</text:span></text:p>
              <text:p text:style-name="P40"><text:span text:style-name="T41">2. Для решения можно использовать анонимный блок. </text:span></text:p>
              <text:p text:style-name="P40"><text:span text:style-name="T41">Сначала нужно реализовать одну игру и посмотреть, какой вариант выиграл: начальный или измененный. Для загадывания и угадывания одного из трех наперстков можно использовать rnd_integer(1,3).</text:span></text:p>
              <text:p text:style-name="P40"><text:span text:style-name="T41">Затем игру поместить в цикл и «сыграть», например, 1000 раз, подсчитывая, какой вариант сколько раз победил. В конце через RAISE NOTICE вывести значения счетчиков и выявить победивший вариант (или отсутствие такового)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roman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4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 draw:fill-image-width="0cm" draw:fill-image-height="0cm" style:writing-mode="lr-tb"/>
      <style:paragraph-properties fo:margin-left="0cm" fo:margin-right="0cm" fo:margin-top="0cm" fo:margin-bottom="0.254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4pt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 style:writing-mode="lr-tb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.406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graphic-properties style:writing-mode="lr-tb"/>
      <style:paragraph-properties fo:margin-left="0cm" fo:margin-right="0cm" fo:margin-top="0.203cm" fo:margin-bottom="0.203cm" fo:text-indent="0cm" style:writing-mode="lr-tb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graphic-properties style:writing-mode="lr-tb"/>
      <style:paragraph-properties fo:margin-top="0.203cm" fo:margin-bottom="0.203cm" style:writing-mode="lr-tb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4B0D497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3M28S</meta:editing-duration>
    <meta:editing-cycles>156</meta:editing-cycles>
    <meta:generator>LibreOffice/24.2.4.2$Linux_X86_64 LibreOffice_project/420$Build-2</meta:generator>
    <dc:date>2024-07-02T05:34:24.489217174</dc:date>
    <meta:document-statistic meta:object-count="114"/>
    <meta:template xlink:type="simple" xlink:actuate="onRequest" xlink:title="master" xlink:href="../../../../../.config/libreoffice/4/user/template/master.otp" meta:date="2015-06-03T14:43:56.815095550"/>
  </office:meta>
</office:document-meta>
</file>